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tp13</text:p>
          </table:table-cell>
          <table:table-cell office:value-type="string" calcext:value-type="string">
            <text:p>sk100</text:p>
          </table:table-cell>
          <table:table-cell office:value-type="string" calcext:value-type="string">
            <text:p>Delta_F</text:p>
          </table:table-cell>
          <table:table-cell office:value-type="string" calcext:value-type="string">
            <text:p>Delta_F_ab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real_delta_f</text:p>
          </table:table-cell>
          <table:table-cell office:value-type="string" calcext:value-type="string">
            <text:p>SF_formul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96.7" calcext:value-type="float">
            <text:p>-96.7</text:p>
          </table:table-cell>
          <table:table-cell table:formula="of:=ABS([.C2])" office:value-type="float" office:value="96.7" calcext:value-type="float">
            <text:p>96.7</text:p>
          </table:table-cell>
          <table:table-cell office:value-type="float" office:value="17.73" calcext:value-type="float">
            <text:p>17.73</text:p>
          </table:table-cell>
          <table:table-cell table:formula="of:=[.C2]+[.E2]" office:value-type="float" office:value="-78.97" calcext:value-type="float">
            <text:p>-78.97</text:p>
          </table:table-cell>
          <table:table-cell table:formula="of:=100 -100*([.D2]/[.E2])" office:value-type="float" office:value="-445.403271291596" calcext:value-type="float">
            <text:p>-445.4032712915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84.6" calcext:value-type="float">
            <text:p>-84.6</text:p>
          </table:table-cell>
          <table:table-cell table:formula="of:=ABS([.C3])" office:value-type="float" office:value="84.6" calcext:value-type="float">
            <text:p>84.6</text:p>
          </table:table-cell>
          <table:table-cell office:value-type="float" office:value="17.73" calcext:value-type="float">
            <text:p>17.73</text:p>
          </table:table-cell>
          <table:table-cell table:formula="of:=[.C3]+[.E3]" office:value-type="float" office:value="-66.87" calcext:value-type="float">
            <text:p>-66.87</text:p>
          </table:table-cell>
          <table:table-cell table:formula="of:=100 -100*([.D3]/[.E3])" office:value-type="float" office:value="-377.157360406091" calcext:value-type="float">
            <text:p>-377.1573604060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-101.6" calcext:value-type="float">
            <text:p>-101.6</text:p>
          </table:table-cell>
          <table:table-cell table:formula="of:=ABS([.C4])" office:value-type="float" office:value="101.6" calcext:value-type="float">
            <text:p>101.6</text:p>
          </table:table-cell>
          <table:table-cell office:value-type="float" office:value="17.73" calcext:value-type="float">
            <text:p>17.73</text:p>
          </table:table-cell>
          <table:table-cell table:formula="of:=[.C4]+[.E4]" office:value-type="float" office:value="-83.87" calcext:value-type="float">
            <text:p>-83.87</text:p>
          </table:table-cell>
          <table:table-cell table:formula="of:=100 -100*([.D4]/[.E4])" office:value-type="float" office:value="-473.040045121263" calcext:value-type="float">
            <text:p>-473.0400451212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-105.2" calcext:value-type="float">
            <text:p>-105.2</text:p>
          </table:table-cell>
          <table:table-cell table:formula="of:=ABS([.C5])" office:value-type="float" office:value="105.2" calcext:value-type="float">
            <text:p>105.2</text:p>
          </table:table-cell>
          <table:table-cell office:value-type="float" office:value="17.73" calcext:value-type="float">
            <text:p>17.73</text:p>
          </table:table-cell>
          <table:table-cell table:formula="of:=[.C5]+[.E5]" office:value-type="float" office:value="-87.47" calcext:value-type="float">
            <text:p>-87.47</text:p>
          </table:table-cell>
          <table:table-cell table:formula="of:=100 -100*([.D5]/[.E5])" office:value-type="float" office:value="-493.344613649182" calcext:value-type="float">
            <text:p>-493.344613649182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-86.3" calcext:value-type="float">
            <text:p>-86.3</text:p>
          </table:table-cell>
          <table:table-cell table:formula="of:=ABS([.C6])" office:value-type="float" office:value="86.3" calcext:value-type="float">
            <text:p>86.3</text:p>
          </table:table-cell>
          <table:table-cell office:value-type="float" office:value="17.73" calcext:value-type="float">
            <text:p>17.73</text:p>
          </table:table-cell>
          <table:table-cell table:formula="of:=[.C6]+[.E6]" office:value-type="float" office:value="-68.57" calcext:value-type="float">
            <text:p>-68.57</text:p>
          </table:table-cell>
          <table:table-cell table:formula="of:=100 -100*([.D6]/[.E6])" office:value-type="float" office:value="-386.745628877609" calcext:value-type="float">
            <text:p>-386.7456288776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-92.1" calcext:value-type="float">
            <text:p>-92.1</text:p>
          </table:table-cell>
          <table:table-cell table:formula="of:=ABS([.C7])" office:value-type="float" office:value="92.1" calcext:value-type="float">
            <text:p>92.1</text:p>
          </table:table-cell>
          <table:table-cell office:value-type="float" office:value="17.73" calcext:value-type="float">
            <text:p>17.73</text:p>
          </table:table-cell>
          <table:table-cell table:formula="of:=[.C7]+[.E7]" office:value-type="float" office:value="-74.37" calcext:value-type="float">
            <text:p>-74.37</text:p>
          </table:table-cell>
          <table:table-cell table:formula="of:=100 -100*([.D7]/[.E7])" office:value-type="float" office:value="-419.458544839255" calcext:value-type="float">
            <text:p>-419.4585448392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-92.1" calcext:value-type="float">
            <text:p>-92.1</text:p>
          </table:table-cell>
          <table:table-cell table:formula="of:=ABS([.C8])" office:value-type="float" office:value="92.1" calcext:value-type="float">
            <text:p>92.1</text:p>
          </table:table-cell>
          <table:table-cell office:value-type="float" office:value="17.73" calcext:value-type="float">
            <text:p>17.73</text:p>
          </table:table-cell>
          <table:table-cell table:formula="of:=[.C8]+[.E8]" office:value-type="float" office:value="-74.37" calcext:value-type="float">
            <text:p>-74.37</text:p>
          </table:table-cell>
          <table:table-cell table:formula="of:=100 -100*([.D8]/[.E8])" office:value-type="float" office:value="-419.458544839255" calcext:value-type="float">
            <text:p>-419.458544839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9" calcext:value-type="float">
            <text:p>-59</text:p>
          </table:table-cell>
          <table:table-cell table:formula="of:=ABS([.C9])" office:value-type="float" office:value="59" calcext:value-type="float">
            <text:p>59</text:p>
          </table:table-cell>
          <table:table-cell office:value-type="float" office:value="17.73" calcext:value-type="float">
            <text:p>17.73</text:p>
          </table:table-cell>
          <table:table-cell table:formula="of:=[.C9]+[.E9]" office:value-type="float" office:value="-41.27" calcext:value-type="float">
            <text:p>-41.27</text:p>
          </table:table-cell>
          <table:table-cell table:formula="of:=100 -100*([.D9]/[.E9])" office:value-type="float" office:value="-232.769317540891" calcext:value-type="float">
            <text:p>-232.7693175408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7:41:25.139177087</meta:creation-date>
    <meta:generator>LibreOffice/24.2.6.2$Linux_X86_64 LibreOffice_project/420$Build-2</meta:generator>
    <dc:date>2024-10-29T23:15:19.336250044</dc:date>
    <meta:editing-duration>PT4M58S</meta:editing-duration>
    <meta:editing-cycles>3</meta:editing-cycles>
    <meta:document-statistic meta:table-count="1" meta:cell-count="63" meta:object-count="0"/>
  </office:meta>
</office:document-meta>
</file>